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ff" draw:textarea-horizontal-align="justify" draw:textarea-vertical-align="middle" draw:auto-grow-height="false" fo:min-height="0.654cm" fo:min-width="3.794cm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.653cm" fo:min-width="3.793cm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0.653cm" fo:min-width="3.794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.654cm" fo:min-width="3.795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0.655cm" fo:min-width="3.79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51cm" svg:stroke-color="#00cc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2">
      <style:graphic-properties svg:stroke-width="0.051cm" svg:stroke-color="#9933ff" draw:marker-start-width="0.356cm" draw:marker-end-width="0.356cm" draw:fill-color="#ffffff" draw:textarea-horizontal-align="justify" draw:textarea-vertical-align="middle" draw:auto-grow-height="false" fo:min-height="3cm" fo:min-width="5.229cm" fo:padding-top="0.151cm" fo:padding-bottom="0.151cm" fo:padding-left="0.276cm" fo:padding-right="0.276cm"/>
    </style:style>
    <style:style style:name="gr10" style:family="graphic" style:parent-style-name="standard" style:list-style-name="L2">
      <style:graphic-properties svg:stroke-width="0.051cm" svg:stroke-color="#00cc00" draw:marker-start-width="0.356cm" draw:marker-end-width="0.356cm" draw:fill-color="#ffffff" draw:textarea-horizontal-align="justify" draw:textarea-vertical-align="middle" draw:auto-grow-height="false" fo:min-height="2.657cm" fo:min-width="7.222cm" fo:padding-top="0.151cm" fo:padding-bottom="0.151cm" fo:padding-left="0.276cm" fo:padding-right="0.276cm"/>
    </style:style>
    <style:style style:name="gr11" style:family="graphic" style:parent-style-name="standard" style:list-style-name="L2">
      <style:graphic-properties svg:stroke-width="0.051cm" svg:stroke-color="#00cc00" draw:marker-start-width="0.356cm" draw:marker-end-width="0.356cm" draw:fill-color="#ffffff" draw:textarea-horizontal-align="justify" draw:textarea-vertical-align="middle" draw:auto-grow-height="false" fo:min-height="0.376cm" fo:min-width="7.222cm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svg:stroke-width="0.051cm" svg:stroke-color="#00cc00" draw:marker-start-width="0.356cm" draw:marker-end-width="0.356cm" draw:fill-color="#ffffff" draw:textarea-horizontal-align="justify" draw:textarea-vertical-align="middle" draw:auto-grow-height="false" fo:min-height="0.376cm" fo:min-width="7.222cm" fo:padding-top="0.151cm" fo:padding-bottom="0.151cm" fo:padding-left="0.276cm" fo:padding-right="0.276cm"/>
    </style:style>
    <style:style style:name="gr13" style:family="graphic" style:parent-style-name="standard" style:list-style-name="L2">
      <style:graphic-properties svg:stroke-width="0.051cm" svg:stroke-color="#cc0000" draw:marker-start-width="0.356cm" draw:marker-end-width="0.356cm" draw:fill-color="#ffffff" draw:textarea-horizontal-align="justify" draw:textarea-vertical-align="middle" draw:auto-grow-height="false" fo:min-height="7.318cm" fo:min-width="5.21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 style:list-style-name="L3">
      <style:graphic-properties svg:stroke-width="0.051cm" svg:stroke-color="#00cc00" draw:marker-start-width="0.356cm" draw:marker-end-width="0.356cm" draw:fill-color="#ffffff" draw:textarea-horizontal-align="justify" draw:textarea-vertical-align="middle" draw:auto-grow-height="false" fo:min-height="1.222cm" fo:min-width="6.46cm" fo:padding-top="0.151cm" fo:padding-bottom="0.151cm" fo:padding-left="0.276cm" fo:padding-right="0.276cm"/>
    </style:style>
    <style:style style:name="gr16" style:family="graphic" style:parent-style-name="standard" style:list-style-name="L2">
      <style:graphic-properties svg:stroke-width="0.051cm" svg:stroke-color="#00cc00" draw:marker-start-width="0.356cm" draw:marker-end-width="0.356cm" draw:fill-color="#ffffff" draw:textarea-horizontal-align="justify" draw:textarea-vertical-align="middle" draw:auto-grow-height="false" fo:min-height="1.984cm" fo:min-width="6.25cm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svg:stroke-width="0.051cm" svg:stroke-color="#666666" draw:marker-start-width="0.356cm" draw:marker-end-width="0.356cm" draw:fill-color="#ffffff" draw:textarea-horizontal-align="justify" draw:textarea-vertical-align="middle" draw:auto-grow-height="false" fo:min-height="3.254cm" fo:min-width="7.576cm" fo:padding-top="0.151cm" fo:padding-bottom="0.151cm" fo:padding-left="0.276cm" fo:padding-right="0.276cm"/>
    </style:style>
    <style:style style:name="gr18" style:family="graphic" style:parent-style-name="standard" style:list-style-name="L2">
      <style:graphic-properties svg:stroke-width="0.051cm" svg:stroke-color="#00cc00" draw:marker-start-width="0.356cm" draw:marker-end-width="0.356cm" draw:fill-color="#ffffff" draw:textarea-horizontal-align="justify" draw:textarea-vertical-align="middle" draw:auto-grow-height="false" fo:min-height="0.376cm" fo:min-width="7.222cm" fo:padding-top="0.151cm" fo:padding-bottom="0.151cm" fo:padding-left="0.276cm" fo:padding-right="0.276cm"/>
    </style:style>
    <style:style style:name="gr19" style:family="graphic" style:parent-style-name="standard" style:list-style-name="L2">
      <style:graphic-properties svg:stroke-width="0.051cm" svg:stroke-color="#00cc00" draw:marker-start-width="0.356cm" draw:marker-end-width="0.356cm" draw:fill-color="#ffffff" draw:textarea-horizontal-align="justify" draw:textarea-vertical-align="middle" draw:auto-grow-height="false" fo:min-height="0.376cm" fo:min-width="6.25cm" fo:padding-top="0.151cm" fo:padding-bottom="0.151cm" fo:padding-left="0.276cm" fo:padding-right="0.276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cc00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c66ff" fo:font-size="10pt" style:font-size-asian="10pt" style:font-size-complex="10pt"/>
    </style:style>
    <style:style style:name="P7" style:family="paragraph">
      <loext:graphic-properties draw:fill-color="#ffffff"/>
      <style:paragraph-properties fo:text-align="start"/>
      <style:text-properties fo:color="#009900" fo:font-size="10pt" style:font-size-asian="10pt" style:font-size-complex="10pt"/>
    </style:style>
    <style:style style:name="P8" style:family="paragraph">
      <loext:graphic-properties draw:fill-color="#ffffff"/>
      <style:paragraph-properties fo:text-align="start"/>
      <style:text-properties fo:color="#009900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/>
      <style:paragraph-properties fo:text-align="start"/>
      <style:text-properties fo:color="#cc0000"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-color="#ffffff"/>
      <style:paragraph-properties fo:text-align="start"/>
      <style:text-properties fo:color="#666666" fo:font-size="10pt" style:font-size-asian="10pt" style:font-size-complex="10pt"/>
    </style:style>
    <style:style style:name="P12" style:family="paragraph">
      <loext:graphic-properties draw:fill-color="#ffffff"/>
      <style:paragraph-properties fo:text-align="start"/>
      <style:text-properties fo:color="#0099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9933f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color="#9933ff"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9933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9933ff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99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9900" fo:font-size="10pt" style:font-size-asian="10pt" style:font-size-complex="10pt"/>
    </style:style>
    <style:style style:name="T8" style:family="text">
      <style:text-properties fo:color="#00990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cc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" style:family="text">
      <style:text-properties fo:color="#cc0000" fo:font-size="5pt" fo:font-weight="normal" style:font-size-asian="5pt" style:font-weight-asian="normal" style:font-size-complex="5pt" style:font-weight-complex="normal"/>
    </style:style>
    <style:style style:name="T11" style:family="text">
      <style:text-properties fo:color="#cc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cc0000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cc0000" fo:font-size="6pt" fo:font-weight="bold" style:font-size-asian="6pt" style:font-weight-asian="bold" style:font-size-complex="6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666666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color="#666666" fo:font-size="6pt" style:text-underline-style="none" fo:font-weight="bold" style:font-size-asian="6pt" style:font-weight-asian="bold" style:font-size-complex="6pt" style:font-weight-complex="bold"/>
    </style:style>
    <style:style style:name="T17" style:family="text">
      <style:text-properties fo:color="#666666"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fo:color="#666666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fo:color="#0099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294cm" svg:height="0.904cm" svg:x="7.317cm" svg:y="2.27cm">
          <text:p text:style-name="P1"><text:span text:style-name="T1">RAW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94cm" svg:height="0.904cm" svg:x="1.901cm" svg:y="4.086cm">
          <text:p text:style-name="P1"><text:span text:style-name="T1">df_CL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4.294cm" svg:height="0.904cm" svg:x="12.69cm" svg:y="4.078cm">
          <text:p text:style-name="P1"><text:span text:style-name="T1">EXOMES_1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94cm" svg:height="0.904cm" svg:x="7.221cm" svg:y="15.257cm">
          <text:p text:style-name="P1"><text:span text:style-name="T1">EXOMES_6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293cm" svg:height="0.903cm" svg:x="12.741cm" svg:y="11.111cm">
          <text:p text:style-name="P1"><text:span text:style-name="T1">EXOMES_4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94cm" svg:height="0.904cm" svg:x="12.69cm" svg:y="8.796cm">
          <text:p text:style-name="P1"><text:span text:style-name="T1">EXOMES_3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294cm" svg:height="0.903cm" svg:x="7.365cm" svg:y="12.626cm">
          <text:p text:style-name="P1"><text:span text:style-name="T1">EXOMES_5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294cm" svg:height="0.903cm" svg:x="12.69cm" svg:y="6.113cm">
          <text:p text:style-name="P1"><text:span text:style-name="T1">EXOMES_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295cm" svg:height="0.904cm" svg:x="20.105cm" svg:y="8.776cm">
          <text:p text:style-name="P1"><text:span text:style-name="T1">CPG-HITS_3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294cm" svg:height="0.905cm" svg:x="14.756cm" svg:y="15.24cm">
          <text:p text:style-name="P1"><text:span text:style-name="T1">CPG-HITS_6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9.487cm" svg:y1="3.174cm" svg:x2="9.487cm" svg:y2="4.53cm">
          <text:p/>
        </draw:line>
        <draw:line draw:style-name="gr7" draw:text-style-name="P4" draw:layer="layout" svg:x1="9.487cm" svg:y1="4.53cm" svg:x2="6.412cm" svg:y2="4.53cm">
          <text:p/>
        </draw:line>
        <draw:line draw:style-name="gr7" draw:text-style-name="P4" draw:layer="layout" svg:x1="9.487cm" svg:y1="4.53cm" svg:x2="12.562cm" svg:y2="4.53cm">
          <text:p/>
        </draw:line>
        <draw:custom-shape draw:style-name="gr3" draw:text-style-name="P2" draw:layer="layout" svg:width="4.294cm" svg:height="0.903cm" svg:x="1.862cm" svg:y="11.111cm">
          <text:p text:style-name="P1"><text:span text:style-name="T1">df_CLL_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3.927cm" svg:y1="4.989cm" svg:x2="3.927cm" svg:y2="11.111cm">
          <text:p/>
        </draw:line>
        <draw:line draw:style-name="gr7" draw:text-style-name="P4" draw:layer="layout" svg:x1="14.774cm" svg:y1="4.982cm" svg:x2="14.774cm" svg:y2="6.112cm">
          <text:p/>
        </draw:line>
        <draw:line draw:style-name="gr7" draw:text-style-name="P4" draw:layer="layout" svg:x1="14.774cm" svg:y1="7.016cm" svg:x2="14.774cm" svg:y2="8.796cm">
          <text:p/>
        </draw:line>
        <draw:line draw:style-name="gr7" draw:text-style-name="P4" draw:layer="layout" svg:x1="14.774cm" svg:y1="9.7cm" svg:x2="14.774cm" svg:y2="11.092cm">
          <text:p/>
        </draw:line>
        <draw:line draw:style-name="gr6" draw:text-style-name="P4" draw:layer="layout" svg:x1="6.156cm" svg:y1="11.522cm" svg:x2="12.74cm" svg:y2="11.522cm">
          <text:p/>
        </draw:line>
        <draw:line draw:style-name="gr7" draw:text-style-name="P4" draw:layer="layout" svg:x1="9.509cm" svg:y1="11.522cm" svg:x2="9.509cm" svg:y2="12.652cm">
          <text:p/>
        </draw:line>
        <draw:line draw:style-name="gr7" draw:text-style-name="P4" draw:layer="layout" svg:x1="9.509cm" svg:y1="13.568cm" svg:x2="9.509cm" svg:y2="15.257cm">
          <text:p/>
        </draw:line>
        <draw:line draw:style-name="gr7" draw:text-style-name="P4" draw:layer="layout" svg:x1="16.985cm" svg:y1="9.228cm" svg:x2="20.06cm" svg:y2="9.228cm">
          <text:p/>
        </draw:line>
        <draw:line draw:style-name="gr7" draw:text-style-name="P4" draw:layer="layout" svg:x1="11.515cm" svg:y1="15.748cm" svg:x2="14.756cm" svg:y2="15.748cm">
          <text:p/>
        </draw:line>
        <draw:line draw:style-name="gr8" draw:text-style-name="P4" draw:layer="layout" svg:x1="14.97cm" svg:y1="5.441cm" svg:x2="18.134cm" svg:y2="5.441cm">
          <text:p/>
        </draw:line>
        <draw:custom-shape draw:style-name="gr9" draw:text-style-name="P6" draw:layer="layout" svg:width="5.781cm" svg:height="3.302cm" svg:x="20.127cm" svg:y="12.046cm">
          <text:p text:style-name="P5"><text:span text:style-name="T2">PATH. PREDICTION TOOLS</text:span></text:p>
          <text:p text:style-name="P5"><text:span text:style-name="T3"><text:s/></text:span></text:p>
          <text:p text:style-name="P5"><text:span text:style-name="T4">CADD</text:span><text:span text:style-name="T5"> <text:s/>&gt; 15</text:span></text:p>
          <text:p text:style-name="P5"><text:span text:style-name="T4">LRT <text:s/></text:span><text:span text:style-name="T5">“D”</text:span></text:p>
          <text:p text:style-name="P5"><text:span text:style-name="T4">MutationTaster</text:span><text:span text:style-name="T5"> <text:s/>“D” or “A”</text:span></text:p>
          <text:p text:style-name="P5"><text:span text:style-name="T4">PhyloP</text:span><text:span text:style-name="T5">_</text:span><text:span text:style-name="T4">46way_Plancetal</text:span><text:span text:style-name="T5"> <text:s/>&gt; 1.6</text:span></text:p>
          <text:p text:style-name="P5"><text:span text:style-name="T4">PolyPhen2_HVAR <text:s/></text:span><text:span text:style-name="T5">“D” or “P”</text:span></text:p>
          <text:p text:style-name="P5"><text:span text:style-name="T4">SIFT</text:span><text:span text:style-name="T5"> <text:s/>“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4.97cm" svg:y1="7.927cm" svg:x2="18.134cm" svg:y2="7.927cm">
          <text:p/>
        </draw:line>
        <draw:custom-shape draw:style-name="gr10" draw:text-style-name="P7" draw:layer="layout" svg:width="7.774cm" svg:height="2.959cm" svg:x="18.134cm" svg:y="3.879cm">
          <text:list text:style-name="L2">
            <text:list-item>
              <text:p text:style-name="P5"><text:span text:style-name="T6">Allelic fq <text:s/></text:span><text:span text:style-name="T7">GMAF, ESP6500_AA_AF,</text:span></text:p>
              <text:p text:style-name="P5"><text:span text:style-name="T7">ESP6500_EA_AF, ExAC_AF ≤ 1%</text:span></text:p>
            </text:list-item>
            <text:list-item>
              <text:p text:style-name="P5"><text:span text:style-name="T6">Inner fq <text:s/></text:span><text:span text:style-name="T7">≤ 25%</text:span></text:p>
            </text:list-item>
            <text:list-item>
              <text:p text:style-name="P5"><text:span text:style-name="T6">Coverage</text:span><text:span text:style-name="T7"> <text:s/>≥ 10x</text:span></text:p>
            </text:list-item>
          </text:list>
          <text:list text:style-name="L3">
            <text:list-item>
              <text:p text:style-name="P5"><text:span text:style-name="T6">Genotype Quality</text:span><text:span text:style-name="T7"> <text:s/>≥ 50</text:span></text:p>
            </text:list-item>
            <text:list-item>
              <text:p text:style-name="P5"><text:span text:style-name="T6">Correct segregation</text:span><text:span text:style-name="T7"> in the specific family</text:span></text:p>
            </text:list-item>
          </text:list>
          <text:list text:style-name="L2">
            <text:list-item>
              <text:p text:style-name="P5"><text:span text:style-name="T6">HIGH / missense </text:span><text:span text:style-name="T8">selec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7.774cm" svg:height="0.678cm" svg:x="18.134cm" svg:y="7.564cm">
          <text:list text:style-name="L2">
            <text:list-item>
              <text:p text:style-name="P5"><text:span text:style-name="T6">Path. prediction tools</text:span><text:span text:style-name="T7"> ≥ 2 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4.97cm" svg:y1="10.413cm" svg:x2="18.134cm" svg:y2="10.413cm">
          <text:p/>
        </draw:line>
        <draw:custom-shape draw:style-name="gr12" draw:text-style-name="P8" draw:layer="layout" svg:width="7.774cm" svg:height="0.678cm" svg:x="18.134cm" svg:y="10.05cm">
          <text:list text:style-name="L2">
            <text:list-item>
              <text:p text:style-name="P5"><text:span text:style-name="T6">Filtration bibliographic term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5.762cm" svg:height="7.62cm" svg:x="0.842cm" svg:y="12.7cm">
          <text:p text:style-name="P5"><text:span text:style-name="T9">ANNOTATIONS</text:span></text:p>
          <text:p text:style-name="P5"><text:span text:style-name="T10"><text:s/></text:span></text:p>
          <text:p text:style-name="P5"><text:span text:style-name="T11">Family segregation </text:span><text:span text:style-name="T12">(all families)</text:span></text:p>
          <text:p text:style-name="P5"><text:span text:style-name="T11">SPS/CCR samples fq</text:span></text:p>
          <text:p text:style-name="P5"><text:span text:style-name="T13"><text:s/></text:span></text:p>
          <text:p text:style-name="P5"><text:span text:style-name="T11">NCBI / RefSeq</text:span></text:p>
          <text:p text:style-name="P5"><text:span text:style-name="T11">Gene Ontology</text:span></text:p>
          <text:p text:style-name="P5"><text:span text:style-name="T11">GeneRIF</text:span></text:p>
          <text:p text:style-name="P5"><text:span text:style-name="T11">KEGG</text:span></text:p>
          <text:p text:style-name="P5"><text:span text:style-name="T11">Reactome</text:span></text:p>
          <text:p text:style-name="P5"><text:span text:style-name="T13"><text:s/></text:span></text:p>
          <text:p text:style-name="P5"><text:span text:style-name="T11">Interactions</text:span></text:p>
          <text:p text:style-name="P5"><text:span text:style-name="T11">OMIM</text:span></text:p>
          <text:p text:style-name="P5"><text:span text:style-name="T11">ProteinAtlas</text:span></text:p>
          <text:p text:style-name="P5"><text:span text:style-name="T12">(expr. Normal / expr. cancer /</text:span></text:p>
          <text:p text:style-name="P5"><text:span text:style-name="T12">subcellular location)</text:span></text:p>
          <text:p text:style-name="P5"><text:span text:style-name="T11">Gene Families</text:span></text:p>
          <text:p text:style-name="P5"><text:span text:style-name="T11">Pathways</text:span></text:p>
          <text:p text:style-name="P5"><text:span text:style-name="T11">LD known regions for CRC</text:span></text:p>
          <text:p text:style-name="P5"><text:span text:style-name="T11">pLI </text:span><text:span text:style-name="T12">(from ExAC)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6.118cm" svg:height="1.673cm" svg:x="1.408cm" svg:y="0.662cm">
          <draw:text-box>
            <text:p text:style-name="P1"><text:span text:style-name="T14">SNV Germline Analysis Pipeline</text:span></text:p>
          </draw:text-box>
        </draw:frame>
        <draw:custom-shape draw:style-name="gr15" draw:text-style-name="P7" draw:layer="layout" svg:width="7.012cm" svg:height="1.524cm" svg:x="12.038cm" svg:y="13.362cm">
          <text:list text:style-name="L3">
            <text:list-item>
              <text:p text:style-name="P5"><text:span text:style-name="T6">Allelic fq <text:s/></text:span><text:span text:style-name="T8">GMAF, ESP6500_AA_AF,</text:span></text:p>
              <text:p text:style-name="P5"><text:span text:style-name="T7">ESP6500_EA_AF, ExAC_AF ≤ 0.1%</text:span></text:p>
            </text:list-item>
          </text:list>
          <text:list text:style-name="L2">
            <text:list-item>
              <text:p text:style-name="P5"><text:span text:style-name="T6">Path. prediction tools</text:span><text:span text:style-name="T7"> ≥ 3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9.652cm" svg:y1="14.179cm" svg:x2="12.038cm" svg:y2="14.179cm">
          <text:p/>
        </draw:line>
        <draw:line draw:style-name="gr8" draw:text-style-name="P4" draw:layer="layout" svg:x1="4.064cm" svg:y1="7.912cm" svg:x2="7.228cm" svg:y2="7.912cm">
          <text:p/>
        </draw:line>
        <draw:custom-shape draw:style-name="gr16" draw:text-style-name="P7" draw:layer="layout" svg:width="6.802cm" svg:height="2.286cm" svg:x="4.628cm" svg:y="6.858cm">
          <text:list text:style-name="L2">
            <text:list-item>
              <text:p text:style-name="P5"><text:span text:style-name="T6">Allelic fq <text:s/></text:span><text:span text:style-name="T7">GMAF, ESP6500_AA_AF,</text:span></text:p>
            </text:list-item>
            <text:list-item>
              <text:p text:style-name="P5"><text:span text:style-name="T7">ESP6500_EA_AF, ExAC_AF ≤ 1%</text:span></text:p>
            </text:list-item>
          </text:list>
          <text:list text:style-name="L3">
            <text:list-item>
              <text:p text:style-name="P5"><text:span text:style-name="T6">Coverage</text:span><text:span text:style-name="T7"> <text:s/>≥ 10x</text:span></text:p>
            </text:list-item>
            <text:list-item>
              <text:p text:style-name="P5"><text:span text:style-name="T6">Genotype Quality</text:span><text:span text:style-name="T7"> <text:s/>≥ 50</text:span></text:p>
            </text:list-item>
          </text:list>
          <text:list text:style-name="L2">
            <text:list-item>
              <text:p text:style-name="P5"><text:span text:style-name="T6">HIGH / missense </text:span><text:span text:style-name="T8">selec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8.128cm" svg:height="3.556cm" svg:x="17.78cm" svg:y="16.764cm">
          <text:p text:style-name="P5"><text:span text:style-name="T15">MANUAL FILTERS</text:span></text:p>
          <text:p text:style-name="P5"><text:span text:style-name="T16"><text:s text:c="2"/></text:span></text:p>
          <text:list text:style-name="L2">
            <text:list-item>
              <text:p text:style-name="P5"><text:span text:style-name="T17">Complete segregation </text:span><text:span text:style-name="T18">on the other families</text:span></text:p>
            </text:list-item>
            <text:list-item>
              <text:p text:style-name="P5"><text:span text:style-name="T17">AD column</text:span><text:span text:style-name="T18"> avoid false positives indels</text:span></text:p>
              <text:p text:style-name="P5"><text:span text:style-name="T18">(DP and sum of AD values should be similar)</text:span></text:p>
            </text:list-item>
            <text:list-item>
              <text:p text:style-name="P5"><text:span text:style-name="T17">Strand bias</text:span><text:span text:style-name="T18"> IGV</text:span></text:p>
            </text:list-item>
            <text:list-item>
              <text:p text:style-name="P5"><text:span text:style-name="T17">Repetitive regions</text:span><text:span text:style-name="T18"> IGV</text:span></text:p>
            </text:list-item>
            <text:list-item>
              <text:p text:style-name="P5"><text:span text:style-name="T17">Function / Domain </text:span><text:span text:style-name="T18">annotation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7.774cm" svg:height="0.678cm" svg:x="18.134cm" svg:y="2.978cm">
          <text:p text:style-name="P5"><text:span text:style-name="T19">AUTOMATIC FIL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6.802cm" svg:height="0.678cm" svg:x="4.628cm" svg:y="5.98cm">
          <text:p text:style-name="P5"><text:span text:style-name="T19">AUTOMATIC FILTER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0:27:13.942816944</meta:creation-date>
    <dc:date>2017-03-14T17:21:56.470908398</dc:date>
    <meta:editing-duration>PT1H14S</meta:editing-duration>
    <meta:editing-cycles>9</meta:editing-cycles>
    <meta:generator>LibreOffice/5.3.0.3$Linux_X86_64 LibreOffice_project/7074905676c47b82bbcfbea1aeefc84afe1c50e1</meta:generator>
    <meta:print-date>2017-03-01T19:12:28.508941328</meta:print-date>
    <meta:document-statistic meta:object-count="62"/>
  </office:meta>
</office:document-meta>
</file>